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90000019DC38DBC38.png" manifest:media-type="image/png"/>
  <manifest:file-entry manifest:full-path="Pictures/1000020100000143000000A3FCC197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6.745cm" table:align="center"/>
    </style:style>
    <style:style style:name="Tableau1.A" style:family="table-column">
      <style:table-column-properties style:column-width="4.242cm"/>
    </style:style>
    <style:style style:name="Tableau1.B" style:family="table-column">
      <style:table-column-properties style:column-width="3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752cm"/>
    </style:style>
    <style:style style:name="Tableau1.E" style:family="table-column">
      <style:table-column-properties style:column-width="2cm"/>
    </style:style>
    <style:style style:name="Tableau1.1" style:family="table-row">
      <style:table-row-properties style:min-row-height="0.547cm"/>
    </style:style>
    <style:style style:name="Tableau1.A1" style:family="table-cell">
      <style:table-cell-properties style:vertical-align="bottom" fo:padding-left="0.123cm" fo:padding-right="0.123cm" fo:padding-top="0cm" fo:padding-bottom="0cm" fo:border="0.5pt solid #000000" fo:wrap-option="no-wrap" style:writing-mode="lr-tb"/>
    </style:style>
    <style:style style:name="Tableau1.B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leau1.2" style:family="table-row">
      <style:table-row-properties style:min-row-height="0.494cm"/>
    </style:style>
    <style:style style:name="Tableau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none" fo:wrap-option="no-wrap" style:writing-mode="lr-tb"/>
    </style:style>
    <style:style style:name="Tableau1.E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P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color="#000000" style:font-name="Liberation Sans" fo:font-weight="bold" style:letter-kerning="false" style:font-name-asian="Times New Roman" style:language-asian="fr" style:country-asian="FR" style:font-weight-asian="bold" style:font-name-complex="Times New Roman" style:language-complex="he" style:country-complex="IL" style:font-weight-complex="bold" fo:hyphenate="true"/>
    </style:style>
    <style:style style:name="P7" style:family="paragraph" style:parent-style-name="Normal">
      <style:paragraph-properties fo:orphans="2" fo:widows="2" fo:hyphenation-ladder-count="no-limit" style:vertical-align="auto"/>
      <style:text-properties fo:color="#000000" style:font-name="Liberation Sans" fo:font-size="11pt" style:letter-kerning="false" style:font-name-asian="Times New Roman" style:font-size-asian="11pt" style:language-asian="fr" style:country-asian="FR" style:font-name-complex="Times New Roman" style:font-size-complex="11pt" style:language-complex="he" style:country-complex="IL" fo:hyphenate="true"/>
    </style:style>
    <style:style style:name="P8" style:family="paragraph" style:parent-style-name="Normal">
      <style:paragraph-properties fo:orphans="2" fo:widows="2" fo:hyphenation-ladder-count="no-limit" style:vertical-align="auto"/>
      <style:text-properties style:font-name="Times New Roman" fo:font-size="10pt" style:letter-kerning="false" style:font-name-asian="Times New Roman" style:font-size-asian="10pt" style:language-asian="fr" style:country-asian="FR" style:font-name-complex="Times New Roman" style:font-size-complex="10pt" style:language-complex="he" style:country-complex="IL" fo:hyphenate="true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10" style:family="paragraph" style:parent-style-name="Standard" style:list-style-name="L1"/>
    <style:style style:name="T1" style:family="text">
      <style:text-properties style:language-asian="fr" style:country-asian="FR" style:language-complex="he" style:country-complex="IL"/>
    </style:style>
    <style:style style:name="T2" style:family="text">
      <style:text-properties officeooo:rsid="000344e8"/>
    </style:style>
    <style:style style:name="T3" style:family="text">
      <style:text-properties officeooo:rsid="0005d357"/>
    </style:style>
    <style:style style:name="T4" style:family="text">
      <style:text-properties officeooo:rsid="0007d274"/>
    </style:style>
    <style:style style:name="T5" style:family="text">
      <style:text-properties officeooo:rsid="00084b13"/>
    </style:style>
    <style:style style:name="T6" style:family="text">
      <style:text-properties officeooo:rsid="000931fd"/>
    </style:style>
    <style:style style:name="T7" style:family="text">
      <style:text-properties officeooo:rsid="000a8e6e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CHITECTURE</text:p>
      <text:p text:style-name="Standard"/>
      <text:p text:style-name="P1"/>
      <text:p text:style-name="P1"/>
      <text:p text:style-name="P1">Interprétation du sujet :</text:p>
      <text:p text:style-name="P5"><text:span text:style-name="T2">Le projet consiste à réaliser</text:span> un jeu <text:span text:style-name="T2">multijoueur. Ce projet s'inspire du jeu</text:span> pokémon go.</text:p>
      <text:p text:style-name="P5">Le jeu <text:span text:style-name="T2">devra</text:span> avoir des personnages virtuels, <text:span text:style-name="T2">interactions</text:span> joueur/joueur, joueur/objet et joueur/personnages <text:span text:style-name="T2">et une carte pour que le joueur puisse se déplacer</text:span>.</text:p>
      <text:p text:style-name="P5"><text:span text:style-name="T2">D</text:span>e <text:span text:style-name="T2">plus, le</text:span> code doit <text:span text:style-name="T2">être</text:span> modulaire. <text:span text:style-name="T2">On</text:span> partir<text:span text:style-name="T2">a</text:span> d<text:span text:style-name="T3">'un code simple</text:span> pour pouvoir le complexifier sans changer tout le cod<text:span text:style-name="T2">e</text:span>. <text:span text:style-name="T2">On utilisera ce système notamment pour les cartes. En effet on utilisera tout d’abord une carte 2D, par la suite on pourra utiliser une carte 3D.</text:span></text:p>
      <text:p text:style-name="P5"><text:span text:style-name="T2">Les p</text:span>roblème<text:span text:style-name="T2">s</text:span> technique<text:span text:style-name="T2">s</text:span> et conceptuel<text:span text:style-name="T2">s</text:span> : Utilisation du nouveau langage scala, faire savoir au joueur qu’il se déplace, le fait d’avoir deux joueurs sur la <text:span text:style-name="T2">même</text:span> case (mode <text:span text:style-name="T2">multi utilisateur</text:span>).</text:p>
      <text:p text:style-name="P2"/>
      <text:p text:style-name="P2"/>
      <text:p text:style-name="P1">Concepts :</text:p>
      <text:p text:style-name="P1"/>
      <text:p text:style-name="P2"><text:span text:style-name="Police_20_par_20_défaut"><text:span text:style-name="T1"><draw:frame draw:style-name="fr1" draw:name="Image 2" text:anchor-type="as-char" svg:y="0cm" svg:width="8.539cm" style:rel-width="scale" svg:height="4.318cm" style:rel-height="scale" draw:z-index="0"><draw:image xlink:href="Pictures/1000020100000143000000A3FCC19748.png" xlink:type="simple" xlink:show="embed" xlink:actuate="onLoad"/><svg:desc>C:\Users\lea\Downloads\MVC.png</svg:desc></draw:frame></text:span></text:span></text:p>
      <text:p text:style-name="P4">MVC : concept utilisé</text:p>
      <text:p text:style-name="Standard">On utilisera un modèle MVC :</text:p>
      <text:list xml:id="list3360724458897053438" text:style-name="L1">
        <text:list-item>
          <text:p text:style-name="P10">Modèle : Joueur / Minions / Objets / Carte</text:p>
        </text:list-item>
        <text:list-item>
          <text:p text:style-name="P10">Vue : Interface graphique (ce que le joueur verra), <text:span text:style-name="T7">faire différentes vues (zoom, de-zoom, <text:s/>informations)</text:span></text:p>
        </text:list-item>
        <text:list-item>
          <text:p text:style-name="P10">Contrôleur : contrôleur du jeu / Position des joueurs et des minions / <text:span text:style-name="T4">Modification du propriétaire d'un Minion</text:span></text:p>
        </text:list-item>
      </text:list>
      <text:p text:style-name="Standard"/>
      <text:p text:style-name="P1">Description de l’architecture :</text:p>
      <text:p text:style-name="P1"/>
      <text:p text:style-name="Standard">Voici un diagramme représentant notre architecture. Ce diagramme comporte uniquement le nom des classes que nous souhaitons implémenter ainsi que leurs interactions.</text:p>
      <text:p text:style-name="Standard"/>
      <text:p text:style-name="P2"><text:span text:style-name="Police_20_par_20_défaut"><text:span text:style-name="T1"/></text:span></text:p>
      <text:p text:style-name="P4">Diagramme UML de notre architecture</text:p>
      <text:p text:style-name="P3"/>
      <text:p text:style-name="Standard">Le JOUEUR possède : </text:p>
      <text:list xml:id="list121850213081342" text:continue-numbering="true" text:style-name="L1">
        <text:list-item>
          <text:p text:style-name="P10">Une liste de minions, dont il est le maître</text:p>
        </text:list-item>
        <text:list-item>
          <text:p text:style-name="P10">Une position pour pouvoir se déplacer</text:p>
        </text:list-item>
        <text:list-item>
          <text:p text:style-name="P10">Une carte qui lui ait propre, pour que le joueur puisse voir où il se trouve</text:p>
        </text:list-item>
        <text:list-item>
          <text:p text:style-name="P10">Une liste de potion, qu’il pourra utiliser</text:p>
        </text:list-item>
      </text:list>
      <text:p text:style-name="Standard"/>
      <text:p text:style-name="Standard">Les MINIONS possèdent :</text:p>
      <text:list xml:id="list121849815969861" text:continue-numbering="true" text:style-name="L1">
        <text:list-item>
          <text:p text:style-name="P10">Le nom d’un joueur, permet de savoir à qui le Minion appartient et s’il appartient à quelqu’un</text:p>
        </text:list-item>
        <text:list-item>
          <text:p text:style-name="P10">Une position, car le joueur devra se déplacer pour pouvoir attraper les Minions</text:p>
        </text:list-item>
      </text:list>
      <text:p text:style-name="Standard"><draw:frame draw:style-name="fr2" draw:name="Image1" text:anchor-type="paragraph" svg:x="0cm" svg:y="0cm" svg:width="17cm" svg:height="10.557cm" draw:z-index="1"><draw:image xlink:href="Pictures/10000201000002990000019DC38DBC38.png" xlink:type="simple" xlink:show="embed" xlink:actuate="onLoad"/></draw:frame><text:soft-page-break/></text:p>
      <text:p text:style-name="Standard">Les OBJETS possèdent :</text:p>
      <text:list xml:id="list121850794782318" text:continue-numbering="true" text:style-name="L1">
        <text:list-item>
          <text:p text:style-name="P10">Une position, car le joueur doit se déplacer pour récolter des objets</text:p>
        </text:list-item>
      </text:list>
      <text:p text:style-name="Standard"/>
      <text:p text:style-name="Standard"/>
      <text:p text:style-name="Standard">Le diagramme des classes qui représente les différentes classes que nous implémenteront ainsi que leurs attributs 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">JOUEUR</text:p>
          </table:table-cell>
          <table:table-cell table:style-name="Tableau1.B1" office:value-type="string">
            <text:p text:style-name="P6"/>
          </table:table-cell>
          <table:table-cell table:style-name="Tableau1.A1" office:value-type="string">
            <text:p text:style-name="P6">MINIONS</text:p>
          </table:table-cell>
          <table:table-cell table:style-name="Tableau1.B1" office:value-type="string">
            <text:p text:style-name="P6"/>
          </table:table-cell>
          <table:table-cell table:style-name="Tableau1.A1" office:value-type="string">
            <text:p text:style-name="P6">OBJETS</text:p>
          </table:table-cell>
        </table:table-row>
        <table:table-row table:style-name="Tableau1.2">
          <table:table-cell table:style-name="Tableau1.A2" office:value-type="string">
            <text:p text:style-name="P7">Pseudo</text:p>
          </table:table-cell>
          <table:table-cell table:style-name="Tableau1.B1" office:value-type="string">
            <text:p text:style-name="P7"/>
          </table:table-cell>
          <table:table-cell table:style-name="Tableau1.A2" office:value-type="string">
            <text:p text:style-name="P7">Niveau de connerie</text:p>
          </table:table-cell>
          <table:table-cell table:style-name="Tableau1.B1" office:value-type="string">
            <text:p text:style-name="P7"/>
          </table:table-cell>
          <table:table-cell table:style-name="Tableau1.A2" office:value-type="string">
            <text:p text:style-name="P7">Type</text:p>
          </table:table-cell>
        </table:table-row>
        <table:table-row table:style-name="Tableau1.2">
          <table:table-cell table:style-name="Tableau1.A2" office:value-type="string">
            <text:p text:style-name="P7">Niveau de méchanceté</text:p>
          </table:table-cell>
          <table:table-cell table:style-name="Tableau1.B1" office:value-type="string">
            <text:p text:style-name="P7"/>
          </table:table-cell>
          <table:table-cell table:style-name="Tableau1.A2" office:value-type="string">
            <text:p text:style-name="P7">Prénom</text:p>
          </table:table-cell>
          <table:table-cell table:style-name="Tableau1.B1" office:value-type="string">
            <text:p text:style-name="P7"/>
          </table:table-cell>
          <table:table-cell table:style-name="Tableau1.E3" office:value-type="string">
            <text:p text:style-name="P7">Position</text:p>
          </table:table-cell>
        </table:table-row>
        <table:table-row table:style-name="Tableau1.2">
          <table:table-cell table:style-name="Tableau1.A2" office:value-type="string">
            <text:p text:style-name="P7">nombre de Minions</text:p>
          </table:table-cell>
          <table:table-cell table:style-name="Tableau1.B1" office:value-type="string">
            <text:p text:style-name="P7"/>
          </table:table-cell>
          <table:table-cell table:style-name="Tableau1.A2" office:value-type="string">
            <text:p text:style-name="P7">Joueur</text:p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8"/>
          </table:table-cell>
        </table:table-row>
        <table:table-row table:style-name="Tableau1.2">
          <table:table-cell table:style-name="Tableau1.A2" office:value-type="string">
            <text:p text:style-name="P7">Liste de potion</text:p>
          </table:table-cell>
          <table:table-cell table:style-name="Tableau1.B1" office:value-type="string">
            <text:p text:style-name="P7"/>
          </table:table-cell>
          <table:table-cell table:style-name="Tableau1.E3" office:value-type="string">
            <text:p text:style-name="P7">Position</text:p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8"/>
          </table:table-cell>
        </table:table-row>
        <table:table-row table:style-name="Tableau1.2">
          <table:table-cell table:style-name="Tableau1.E3" office:value-type="string">
            <text:p text:style-name="P7">Map</text:p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8"/>
          </table:table-cell>
          <table:table-cell table:style-name="Tableau1.B1" office:value-type="string">
            <text:p text:style-name="P8"/>
          </table:table-cell>
          <table:table-cell table:style-name="Tableau1.B1" office:value-type="string">
            <text:p text:style-name="P8"/>
          </table:table-cell>
        </table:table-row>
        <table:table-row table:style-name="Tableau1.2">
          <table:table-cell table:style-name="Tableau1.B1" office:value-type="string">
            <text:p text:style-name="P8"/>
          </table:table-cell>
          <table:table-cell table:style-name="Tableau1.B1" office:value-type="string">
            <text:p text:style-name="P8"/>
          </table:table-cell>
          <table:table-cell table:style-name="Tableau1.B1" office:value-type="string">
            <text:p text:style-name="P8"/>
          </table:table-cell>
          <table:table-cell table:style-name="Tableau1.B1" office:value-type="string">
            <text:p text:style-name="P8"/>
          </table:table-cell>
          <table:table-cell table:style-name="Tableau1.B1" office:value-type="string">
            <text:p text:style-name="P8"/>
          </table:table-cell>
        </table:table-row>
        <table:table-row table:style-name="Tableau1.1">
          <table:table-cell table:style-name="Tableau1.B1" office:value-type="string">
            <text:p text:style-name="P8"/>
          </table:table-cell>
          <table:table-cell table:style-name="Tableau1.A1" office:value-type="string">
            <text:p text:style-name="P6">POSITION</text:p>
          </table:table-cell>
          <table:table-cell table:style-name="Tableau1.B1" office:value-type="string">
            <text:p text:style-name="P6"/>
          </table:table-cell>
          <table:table-cell table:style-name="Tableau1.A1" office:value-type="string">
            <text:p text:style-name="P6">CARTE</text:p>
          </table:table-cell>
          <table:table-cell table:style-name="Tableau1.B1" office:value-type="string">
            <text:p text:style-name="P6"/>
          </table:table-cell>
        </table:table-row>
        <table:table-row table:style-name="Tableau1.2">
          <table:table-cell table:style-name="Tableau1.B1" office:value-type="string">
            <text:p text:style-name="P8"/>
          </table:table-cell>
          <table:table-cell table:style-name="Tableau1.E3" office:value-type="string">
            <text:p text:style-name="P7">Coordonnées</text:p>
          </table:table-cell>
          <table:table-cell table:style-name="Tableau1.B1" office:value-type="string">
            <text:p text:style-name="P7"/>
          </table:table-cell>
          <table:table-cell table:style-name="Tableau1.E3" office:value-type="string">
            <text:p text:style-name="P7">Matrice de position</text:p>
          </table:table-cell>
          <table:table-cell table:style-name="Tableau1.B1" office:value-type="string">
            <text:p text:style-name="P7"/>
          </table:table-cell>
        </table:table-row>
      </table:table>
      <text:p text:style-name="P4">Diagramme des classes</text:p>
      <text:p text:style-name="Standard"/>
      <text:p text:style-name="P1">Extensions envisagées :</text:p>
      <text:p text:style-name="P1"/>
      <text:p text:style-name="Standard">- Faire des combats entre les différents joueurs</text:p>
      <text:p text:style-name="Standard">- Faire des armes pour les Minions <text:span text:style-name="T6">(sous classe de Objets)</text:span></text:p>
      <text:p text:style-name="Standard">- Faire des méchants Minions et des gentils <text:span text:style-name="T5">(sous classe de Minions)</text:span></text:p>
      <text:p text:style-name="Standard">- <text:span text:style-name="T7">Déplacer la carte</text:span></text:p>
      <text:p text:style-name="Standard">- Importer des cartes de Google</text:p>
      <text:p text:style-name="Standard">- Utiliser la géolocalisation</text:p>
      <text:p text:style-name="Standard">- Utiliser la réalité augmenté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16-10-22T15:20:00Z</meta:creation-date>
    <dc:date>2016-10-25T12:18:49.124070927</dc:date>
    <meta:editing-cycles>16</meta:editing-cycles>
    <meta:editing-duration>PT3H46M52S</meta:editing-duration>
    <meta:document-statistic meta:table-count="1" meta:image-count="2" meta:object-count="0" meta:page-count="2" meta:paragraph-count="54" meta:word-count="407" meta:character-count="2422" meta:non-whitespace-character-count="2076"/>
    <meta:template xlink:type="simple" xlink:actuate="onRequest" xlink:title="" xlink:href="Normal"/>
  </office:meta>
</office:document-meta>
</file>